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E370000286900000CD1B2BC6212F67001B1.svg" manifest:media-type="image/svg+xml"/>
  <manifest:file-entry manifest:full-path="Pictures/1000020100000258000002BDE2944CD0846611EA.png" manifest:media-type="image/png"/>
  <manifest:file-entry manifest:full-path="Pictures/10000B9200001D8600000CC8D6B84EAFDC177506.svg" manifest:media-type="image/svg+xml"/>
  <manifest:file-entry manifest:full-path="Pictures/10000201000001870000007CC64DD30FEF5E8655.png" manifest:media-type="image/png"/>
  <manifest:file-entry manifest:full-path="Pictures/10000A4A00001D8600000CC8DC3FA8F3E09BBEAA.svg" manifest:media-type="image/svg+xml"/>
  <manifest:file-entry manifest:full-path="Pictures/100002010000011E0000007CE6643A47897A8C36.png" manifest:media-type="image/png"/>
  <manifest:file-entry manifest:full-path="Pictures/10000201000001C70000013B354F5C6A6AB93824.png" manifest:media-type="image/png"/>
  <manifest:file-entry manifest:full-path="Pictures/100002010000011E0000007CA2D9B3E05606A5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63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1.368cm" fo:min-width="2.016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5.342cm"/>
    </style:style>
    <style:style style:name="gr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1.688cm" fo:min-width="9.279cm" draw:shadow-opacity="0%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37cm" svg:height="2.379cm" svg:x="3.032cm" svg:y="7.444cm">
          <draw:image xlink:href="Pictures/10000201000001C70000013B354F5C6A6AB93824.png" xlink:type="simple" xlink:show="embed" xlink:actuate="onLoad" loext:mime-type="image/png">
            <text:p/>
          </draw:image>
        </draw:frame>
        <draw:frame draw:style-name="gr1" draw:text-style-name="P1" draw:layer="layout" svg:width="2.659cm" svg:height="1.151cm" svg:x="6.193cm" svg:y="8.058cm">
          <draw:image xlink:href="Pictures/10000B9200001D8600000CC8D6B84EAFDC177506.svg" xlink:type="simple" xlink:show="embed" xlink:actuate="onLoad" loext:mime-type="image/svg+xml">
            <text:p/>
          </draw:image>
          <draw:image xlink:href="Pictures/100002010000011E0000007CE6643A47897A8C36.png" xlink:type="simple" xlink:show="embed" xlink:actuate="onLoad" loext:mime-type="image/png"/>
        </draw:frame>
        <draw:frame draw:style-name="gr1" draw:text-style-name="P1" draw:layer="layout" svg:width="2.974cm" svg:height="1.287cm" svg:x="18.653cm" svg:y="8.125cm">
          <draw:image xlink:href="Pictures/10000A4A00001D8600000CC8DC3FA8F3E09BBEAA.svg" xlink:type="simple" xlink:show="embed" xlink:actuate="onLoad" loext:mime-type="image/svg+xml">
            <text:p/>
          </draw:image>
          <draw:image xlink:href="Pictures/100002010000011E0000007CA2D9B3E05606A5EF.png" xlink:type="simple" xlink:show="embed" xlink:actuate="onLoad" loext:mime-type="image/png"/>
        </draw:frame>
        <draw:custom-shape draw:style-name="gr2" draw:text-style-name="P1" draw:layer="layout" svg:width="3.556cm" svg:height="2.413cm" svg:x="14.589cm" svg:y="7.444cm">
          <text:p text:style-name="P1">Hardware</text:p>
          <text:p text:style-name="P1">Gatewa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56cm" svg:height="2.286cm" svg:x="21.828cm" svg:y="7.507cm">
          <text:p text:style-name="P1">Micro</text:p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5.842cm" svg:height="2.54cm" svg:x="11.16cm" svg:y="12.079cm">
          <text:p text:style-name="P1">Backplan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13cm" svg:height="0.669cm" draw:transform="rotate (-0.876678883276752) translate (11.736cm 9.937cm)">
          <draw:image xlink:href="Pictures/10000E370000286900000CD1B2BC6212F67001B1.svg" xlink:type="simple" xlink:show="embed" xlink:actuate="onLoad" loext:mime-type="image/svg+xml">
            <text:p/>
          </draw:image>
          <draw:image xlink:href="Pictures/10000201000001870000007CC64DD30FEF5E8655.png" xlink:type="simple" xlink:show="embed" xlink:actuate="onLoad" loext:mime-type="image/png"/>
        </draw:frame>
        <draw:custom-shape draw:style-name="gr2" draw:text-style-name="P1" draw:layer="layout" svg:width="3.556cm" svg:height="2.413cm" svg:x="9.255cm" svg:y="7.444cm">
          <text:p text:style-name="P1">WebSocket</text:p>
          <text:p text:style-name="P1">Gateway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113cm" svg:height="0.669cm" draw:transform="rotate (-2.28062173358099) translate (16.919cm 10.373cm)">
          <draw:image xlink:href="Pictures/10000E370000286900000CD1B2BC6212F67001B1.svg" xlink:type="simple" xlink:show="embed" xlink:actuate="onLoad" loext:mime-type="image/svg+xml">
            <text:p/>
          </draw:image>
          <draw:image xlink:href="Pictures/10000201000001870000007CC64DD30FEF5E8655.png" xlink:type="simple" xlink:show="embed" xlink:actuate="onLoad" loext:mime-type="image/png"/>
        </draw:frame>
        <draw:custom-shape draw:style-name="gr5" draw:text-style-name="P2" draw:layer="layout" svg:width="9.779cm" svg:height="11.938cm" svg:x="8.874cm" svg:y="6.36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239cm" svg:height="1.016cm" svg:x="10.598cm" svg:y="15.762cm">
          <draw:text-box>
            <text:p text:style-name="P3"><text:span text:style-name="T1">Banyan Components</text:span></text:p>
          </draw:text-box>
        </draw:frame>
        <draw:frame draw:style-name="gr1" draw:text-style-name="P1" draw:layer="layout" svg:width="0.864cm" svg:height="1.01cm" svg:x="4.2cm" svg:y="7.767cm">
          <draw:image xlink:href="Pictures/1000020100000258000002BDE2944CD0846611EA.png" xlink:type="simple" xlink:show="embed" xlink:actuate="onLoad" loext:mime-type="image/png">
            <text:p/>
          </draw:image>
        </draw:frame>
        <draw:frame draw:style-name="gr7" draw:text-style-name="P6" draw:layer="layout" svg:width="9.398cm" svg:height="3.083cm" svg:x="9.128cm" svg:y="2.816cm">
          <draw:text-box>
            <text:p text:style-name="P5"><text:span text:style-name="T2">Scratch 3</text:span></text:p>
            <text:p text:style-name="P5"><text:span text:style-name="T2">OneGPIO</text:span></text:p>
            <text:p text:style-name="P5"><text:span text:style-name="T2">Extens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5T13:42:32.535916322</meta:creation-date>
    <dc:date>2019-10-15T14:06:51.176690792</dc:date>
    <meta:editing-duration>PT3M17S</meta:editing-duration>
    <meta:editing-cycles>2</meta:editing-cycles>
    <meta:generator>LibreOffice/6.2.7.1$Linux_X86_64 LibreOffice_project/20$Build-1</meta:generator>
    <meta:document-statistic meta:object-count="13"/>
  </office:meta>
</office:document-meta>
</file>